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officeooo:rsid="000f313b" officeooo:paragraph-rsid="000f313b"/>
    </style:style>
    <style:style style:name="P2" style:family="paragraph" style:parent-style-name="Standard">
      <style:paragraph-properties fo:text-align="start" style:justify-single-word="false"/>
      <style:text-properties fo:font-size="10pt" officeooo:rsid="003c3a4f" officeooo:paragraph-rsid="003c3a4f"/>
    </style:style>
    <style:style style:name="P3" style:family="paragraph" style:parent-style-name="Standard">
      <style:paragraph-properties fo:text-align="start" style:justify-single-word="false"/>
      <style:text-properties officeooo:rsid="000f313b" officeooo:paragraph-rsid="000f313b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313b" officeooo:paragraph-rsid="000f31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6dd2" officeooo:paragraph-rsid="00156dd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56dd2" officeooo:paragraph-rsid="00156dd2"/>
    </style:style>
    <style:style style:name="P7" style:family="paragraph" style:parent-style-name="Standard">
      <style:paragraph-properties fo:text-align="start" style:justify-single-word="false"/>
      <style:text-properties officeooo:rsid="00156dd2" officeooo:paragraph-rsid="001f34fa"/>
    </style:style>
    <style:style style:name="P8" style:family="paragraph" style:parent-style-name="Standard">
      <style:paragraph-properties fo:text-align="start" style:justify-single-word="false"/>
      <style:text-properties officeooo:rsid="00156dd2" officeooo:paragraph-rsid="0026736a"/>
    </style:style>
    <style:style style:name="P9" style:family="paragraph" style:parent-style-name="Standard">
      <style:paragraph-properties fo:text-align="start" style:justify-single-word="false"/>
      <style:text-properties officeooo:rsid="000f313b" officeooo:paragraph-rsid="002d256b"/>
    </style:style>
    <style:style style:name="P10" style:family="paragraph" style:parent-style-name="Standard">
      <style:paragraph-properties fo:text-align="start" style:justify-single-word="false"/>
      <style:text-properties officeooo:rsid="00156dd2" officeooo:paragraph-rsid="00246c74"/>
    </style:style>
    <style:style style:name="P11" style:family="paragraph" style:parent-style-name="Standard">
      <style:paragraph-properties fo:text-align="start" style:justify-single-word="false"/>
      <style:text-properties officeooo:rsid="00156dd2" officeooo:paragraph-rsid="00252f79"/>
    </style:style>
    <style:style style:name="P12" style:family="paragraph" style:parent-style-name="Standard">
      <style:paragraph-properties fo:text-align="start" style:justify-single-word="false"/>
      <style:text-properties officeooo:rsid="002d256b" officeooo:paragraph-rsid="002d256b"/>
    </style:style>
    <style:style style:name="P13" style:family="paragraph" style:parent-style-name="Standard">
      <style:paragraph-properties fo:text-align="start" style:justify-single-word="false"/>
      <style:text-properties officeooo:rsid="00156dd2" officeooo:paragraph-rsid="0028cd21"/>
    </style:style>
    <style:style style:name="P14" style:family="paragraph" style:parent-style-name="Standard">
      <style:paragraph-properties fo:text-align="start" style:justify-single-word="false"/>
      <style:text-properties officeooo:rsid="00156dd2" officeooo:paragraph-rsid="0037bfcf"/>
    </style:style>
    <style:style style:name="P15" style:family="paragraph" style:parent-style-name="Standard">
      <style:paragraph-properties fo:text-align="start" style:justify-single-word="false"/>
      <style:text-properties officeooo:rsid="000f313b" officeooo:paragraph-rsid="002e2719"/>
    </style:style>
    <style:style style:name="P16" style:family="paragraph" style:parent-style-name="Standard">
      <style:paragraph-properties fo:text-align="start" style:justify-single-word="false"/>
      <style:text-properties officeooo:rsid="002e2719" officeooo:paragraph-rsid="002e2719"/>
    </style:style>
    <style:style style:name="P17" style:family="paragraph" style:parent-style-name="Standard">
      <style:paragraph-properties fo:text-align="start" style:justify-single-word="false"/>
      <style:text-properties officeooo:rsid="00156dd2" officeooo:paragraph-rsid="002a27fe"/>
    </style:style>
    <style:style style:name="P18" style:family="paragraph" style:parent-style-name="Standard">
      <style:paragraph-properties fo:text-align="start" style:justify-single-word="false"/>
      <style:text-properties officeooo:rsid="00156dd2" officeooo:paragraph-rsid="002d003a"/>
    </style:style>
    <style:style style:name="P19" style:family="paragraph" style:parent-style-name="Standard">
      <style:paragraph-properties fo:text-align="start" style:justify-single-word="false"/>
      <style:text-properties officeooo:rsid="002d003a" officeooo:paragraph-rsid="002d003a"/>
    </style:style>
    <style:style style:name="P20" style:family="paragraph" style:parent-style-name="Standard">
      <style:paragraph-properties fo:text-align="start" style:justify-single-word="false"/>
      <style:text-properties officeooo:rsid="00156dd2" officeooo:paragraph-rsid="00340f16"/>
    </style:style>
    <style:style style:name="P21" style:family="paragraph" style:parent-style-name="Standard">
      <style:paragraph-properties fo:text-align="start" style:justify-single-word="false"/>
      <style:text-properties officeooo:rsid="002d003a" officeooo:paragraph-rsid="00340f16"/>
    </style:style>
    <style:style style:name="P22" style:family="paragraph" style:parent-style-name="Standard">
      <style:paragraph-properties fo:text-align="start" style:justify-single-word="false"/>
      <style:text-properties officeooo:rsid="00340f16" officeooo:paragraph-rsid="00340f16"/>
    </style:style>
    <style:style style:name="P23" style:family="paragraph" style:parent-style-name="Standard">
      <style:paragraph-properties fo:text-align="start" style:justify-single-word="false"/>
      <style:text-properties officeooo:rsid="002e2719" officeooo:paragraph-rsid="0035f3b9"/>
    </style:style>
    <style:style style:name="P24" style:family="paragraph" style:parent-style-name="Standard">
      <style:paragraph-properties fo:text-align="start" style:justify-single-word="false"/>
      <style:text-properties officeooo:rsid="00156dd2" officeooo:paragraph-rsid="0035f3b9"/>
    </style:style>
    <style:style style:name="P25" style:family="paragraph" style:parent-style-name="Standard">
      <style:paragraph-properties fo:text-align="start" style:justify-single-word="false"/>
      <style:text-properties officeooo:rsid="00340f16" officeooo:paragraph-rsid="0035f3b9"/>
    </style:style>
    <style:style style:name="P26" style:family="paragraph" style:parent-style-name="Standard">
      <style:paragraph-properties fo:text-align="start" style:justify-single-word="false"/>
      <style:text-properties officeooo:rsid="002d003a" officeooo:paragraph-rsid="0035f3b9"/>
    </style:style>
    <style:style style:name="P27" style:family="paragraph" style:parent-style-name="Standard">
      <style:paragraph-properties fo:text-align="start" style:justify-single-word="false"/>
      <style:text-properties officeooo:rsid="00156dd2" officeooo:paragraph-rsid="0016aeca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22655" officeooo:paragraph-rsid="00156dd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32d13" officeooo:paragraph-rsid="00156dd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10361" officeooo:paragraph-rsid="00110361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110361" officeooo:paragraph-rsid="00110361"/>
    </style:style>
    <style:style style:name="P32" style:family="paragraph" style:parent-style-name="Standard">
      <style:paragraph-properties fo:text-align="start" style:justify-single-word="false"/>
      <style:text-properties officeooo:rsid="00186d85" officeooo:paragraph-rsid="00186d85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22655" officeooo:paragraph-rsid="00122655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122655" officeooo:paragraph-rsid="00218d1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0361"/>
    </style:style>
    <style:style style:name="T3" style:family="text">
      <style:text-properties officeooo:rsid="00122655"/>
    </style:style>
    <style:style style:name="T4" style:family="text">
      <style:text-properties officeooo:rsid="001f34fa"/>
    </style:style>
    <style:style style:name="T5" style:family="text">
      <style:text-properties officeooo:rsid="0026736a"/>
    </style:style>
    <style:style style:name="T6" style:family="text">
      <style:text-properties officeooo:rsid="0020be78"/>
    </style:style>
    <style:style style:name="T7" style:family="text">
      <style:text-properties officeooo:rsid="00252f79"/>
    </style:style>
    <style:style style:name="T8" style:family="text">
      <style:text-properties officeooo:rsid="00246c74"/>
    </style:style>
    <style:style style:name="T9" style:family="text">
      <style:text-properties officeooo:rsid="0037bfcf"/>
    </style:style>
    <style:style style:name="T10" style:family="text">
      <style:text-properties officeooo:rsid="0028cd21"/>
    </style:style>
    <style:style style:name="T11" style:family="text">
      <style:text-properties officeooo:rsid="002a27fe"/>
    </style:style>
    <style:style style:name="T12" style:family="text">
      <style:text-properties officeooo:rsid="002a9515"/>
    </style:style>
    <style:style style:name="T13" style:family="text">
      <style:text-properties officeooo:rsid="002c3b74"/>
    </style:style>
    <style:style style:name="T14" style:family="text">
      <style:text-properties officeooo:rsid="002d003a"/>
    </style:style>
    <style:style style:name="T15" style:family="text">
      <style:text-properties officeooo:rsid="002e2719"/>
    </style:style>
    <style:style style:name="T16" style:family="text">
      <style:text-properties officeooo:rsid="0032cc0e"/>
    </style:style>
    <style:style style:name="T17" style:family="text">
      <style:text-properties officeooo:rsid="00156dd2"/>
    </style:style>
    <style:style style:name="T18" style:family="text">
      <style:text-properties officeooo:rsid="00318784"/>
    </style:style>
    <style:style style:name="T19" style:family="text">
      <style:text-properties officeooo:rsid="0035f3b9"/>
    </style:style>
    <style:style style:name="T20" style:family="text">
      <style:text-properties officeooo:rsid="00132d13"/>
    </style:style>
    <style:style style:name="T21" style:family="text">
      <style:text-properties officeooo:rsid="00151fb5"/>
    </style:style>
    <style:style style:name="T22" style:family="text">
      <style:text-properties officeooo:rsid="002396f5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18d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I Specifications:</text:span></text:p>
      <text:p text:style-name="P1"><text:span text:style-name="T1"/></text:p>
      <text:p text:style-name="P2"><text:span text:style-name="T1">Public Endpoints</text:span></text:p>
      <text:p text:style-name="P3">/api/login/</text:p>
      <text:p text:style-name="P3">@params</text:p>
      <text:p text:style-name="P3">email</text:p>
      <text:p text:style-name="P3">password</text:p>
      <text:p text:style-name="P3">@returns</text:p>
      <text:p text:style-name="P3">SessionToken</text:p>
      <text:p text:style-name="P3"/>
      <text:p text:style-name="P3">/api/register</text:p>
      <text:p text:style-name="P3">@params</text:p>
      <text:p text:style-name="P3">name </text:p>
      <text:p text:style-name="P3">phone_number</text:p>
      <text:p text:style-name="P3">email</text:p>
      <text:p text:style-name="P3">password</text:p>
      <text:p text:style-name="P3">@returns</text:p>
      <text:p text:style-name="P3">success message</text:p>
      <text:p text:style-name="P3"/>
      <text:p text:style-name="P4">Protected Endpoints</text:p>
      <text:p text:style-name="P4"/>
      <text:p text:style-name="P5">@requires UserJWT</text:p>
      <text:p text:style-name="P3">/<text:span text:style-name="T2">api/add</text:span><text:span text:style-name="T3">Route</text:span></text:p>
      <text:p text:style-name="P6">@params</text:p>
      <text:p text:style-name="P6">String type, <text:s/>//<text:span text:style-name="T4">toRoutes </text:span><text:span text:style-name="T5">or</text:span><text:span text:style-name="T4"> fromRoutes</text:span> <text:s text:c="10"/></text:p>
      <text:p text:style-name="P7">String startPoint, //<text:span text:style-name="T4">longitude, latitude Or </text:span><text:span text:style-name="T5">institute</text:span><text:span text:style-name="T4"> name </text:span><text:span text:style-name="T6">if fromRoute</text:span></text:p>
      <text:p text:style-name="P8">String endPoint, //<text:span text:style-name="T4">longitude, latitude Or </text:span><text:span text:style-name="T5">institute </text:span><text:span text:style-name="T4">name </text:span><text:span text:style-name="T6">if toRoute</text:span></text:p>
      <text:p text:style-name="P6">String startTimestamp,</text:p>
      <text:p text:style-name="P6">String address,</text:p>
      <text:p text:style-name="P6">String generalArea</text:p>
      <text:p text:style-name="P9">@returns</text:p>
      <text:p text:style-name="P9">success message</text:p>
      <text:p text:style-name="P9"/>
      <text:p text:style-name="P10">@requires UserJWT</text:p>
      <text:p text:style-name="P6">/api/routes</text:p>
      <text:p text:style-name="P11">@params</text:p>
      <text:p text:style-name="P11">String type, <text:s text:c="12"/>// "toRoute<text:span text:style-name="T7">s</text:span>" or "fromRoute<text:span text:style-name="T7">s</text:span>"</text:p>
      <text:p text:style-name="P10">String generalArea, // optional filter</text:p>
      <text:p text:style-name="P10">int page, <text:s text:c="17"/>// 1-based</text:p>
      <text:p text:style-name="P10">int limit <text:s text:c="15"/>// max rows per page <text:span text:style-name="T8">(20 max)</text:span></text:p>
      <text:p text:style-name="P9">@returns</text:p>
      <text:p text:style-name="P12">routes in a specific structure:</text:p>
      <text:p text:style-name="P12"/>
      <text:p text:style-name="P9"/>
      <text:p text:style-name="P13">@requires UserJWT</text:p>
      <text:p text:style-name="P14">/api/user/{userId} </text:p>
      <text:p text:style-name="P14"><text:soft-page-break/>//userId <text:span text:style-name="T9">is </text:span><text:span text:style-name="T10">requested user’s id. The user details are only ret</text:span><text:span text:style-name="T11">u</text:span><text:span text:style-name="T10">r</text:span><text:span text:style-name="T11">n</text:span><text:span text:style-name="T10">ed if the user has sent a request to currently logged in user. If this id is the same as currently logged in user, the details may be given to populate the dashboard.</text:span></text:p>
      <text:p text:style-name="P15">@returns</text:p>
      <text:p text:style-name="P16">userDetails</text:p>
      <text:p text:style-name="P15"/>
      <text:p text:style-name="P17">@requires UserJWT</text:p>
      <text:p text:style-name="P10">/api/connect/request</text:p>
      <text:p text:style-name="P17">@params</text:p>
      <text:p text:style-name="P17">String targetUserId //<text:span text:style-name="T11">sends a connection request from current user to target user. The I</text:span><text:span text:style-name="T12">d</text:span><text:span text:style-name="T11"> of current user is identified by the Authorization </text:span><text:span text:style-name="T13">token</text:span><text:span text:style-name="T11"> header sent to the server. If the request box of target user is full, the request is not sent.</text:span></text:p>
      <text:p text:style-name="P15">@returns</text:p>
      <text:p text:style-name="P15">success message</text:p>
      <text:p text:style-name="P15"/>
      <text:p text:style-name="P18">@requires UserJWT</text:p>
      <text:p text:style-name="P18">/api/connect/request<text:span text:style-name="T14">s </text:span></text:p>
      <text:p text:style-name="P19">@re<text:span text:style-name="T15">turns</text:span></text:p>
      <text:p text:style-name="P16">success and an array of UserIds who have requested <text:span text:style-name="T16">(upto 10)</text:span>. <text:span text:style-name="T17">/api/user/{userId} </text:span>can be used to pupulate the requesting user’s <text:span text:style-name="T18">info</text:span>.</text:p>
      <text:p text:style-name="P16"/>
      <text:p text:style-name="P20">@requires UserJWT</text:p>
      <text:p text:style-name="P21">/api/connect/accept </text:p>
      <text:p text:style-name="P22">@params</text:p>
      <text:p text:style-name="P22">String requesterId </text:p>
      <text:p text:style-name="P21">@re<text:span text:style-name="T15">turns</text:span></text:p>
      <text:p text:style-name="P22">succes<text:span text:style-name="T19">s</text:span> message</text:p>
      <text:p text:style-name="P23"/>
      <text:p text:style-name="P24">@requires UserJWT</text:p>
      <text:p text:style-name="P22">/api/connect/list</text:p>
      <text:p text:style-name="P25">@params</text:p>
      <text:p text:style-name="P25">String requesterId </text:p>
      <text:p text:style-name="P26">@re<text:span text:style-name="T15">turns</text:span></text:p>
      <text:p text:style-name="P25">succes<text:span text:style-name="T19">s</text:span> message</text:p>
      <text:p text:style-name="P25"/>
      <text:p text:style-name="P6">@requires UserJWT</text:p>
      <text:p text:style-name="P6">/api/updateRoute</text:p>
      <text:p text:style-name="P27">@params</text:p>
      <text:p text:style-name="P27">type [toUni, fromUni]</text:p>
      <text:p text:style-name="P28">start<text:span text:style-name="T20">Point</text:span></text:p>
      <text:p text:style-name="P29">startTimestamp</text:p>
      <text:p text:style-name="P29">startAddress</text:p>
      <text:p text:style-name="P29">generalArea</text:p>
      <text:p text:style-name="P29"/>
      <text:p text:style-name="P29"/>
      <text:p text:style-name="P29"/>
      <text:p text:style-name="P30">Flow Of the Application:</text:p>
      <text:p text:style-name="P31">After Sign up and login, a single user can add 2 routes for their account. Their route’s timing <text:span text:style-name="T3">and startLocation are</text:span> editable.</text:p>
      <text:p text:style-name="P31"><text:soft-page-break/>One is called toUni and other fromUni. There a<text:span text:style-name="T21">re</text:span> global table<text:span text:style-name="T21">s</text:span> with all the to and from routes of all students who signed up. </text:p>
      <text:p text:style-name="P32">They can add routes to there accounts. Other users can connect to them to co-ordinate. </text:p>
      <text:p text:style-name="P31"/>
      <text:p text:style-name="P33"/>
      <text:p text:style-name="P33"/>
      <text:p text:style-name="P33">Models <text:span text:style-name="T22">(SQLite Tables)</text:span></text:p>
      <text:p text:style-name="P33"/>
      <text:p text:style-name="P33"><text:tab/>users</text:p>
      <text:p text:style-name="P33"><text:s text:c="20"/>+ "id TEXT PRIMARY KEY,"</text:p>
      <text:p text:style-name="P33"><text:s text:c="20"/>+ "name TEXT NOT NULL,"</text:p>
      <text:p text:style-name="P33"><text:s text:c="20"/>+ "email TEXT UNIQUE NOT NULL,"</text:p>
      <text:p text:style-name="P34"><text:s text:c="20"/>+ "password TEXT NOT NULL," //<text:span text:style-name="T23">(encrypted)</text:span></text:p>
      <text:p text:style-name="P33"><text:s text:c="20"/>+ "phone_number TEXT,"</text:p>
      <text:p text:style-name="P33"><text:s text:c="20"/>+ "transportationType TEXT NOT NULL,"</text:p>
      <text:p text:style-name="P33"><text:s text:c="20"/>+ "available TEXT NOT NULL"</text:p>
      <text:p text:style-name="P33"><text:s text:c="12"/><text:span text:style-name="T24">t</text:span>oRoutes</text:p>
      <text:p text:style-name="P33"><text:s text:c="20"/>+ "id TEXT PRIMARY KEY,"</text:p>
      <text:p text:style-name="P33"><text:s text:c="20"/>+ "startPoint TEXT NOT NULL,"</text:p>
      <text:p text:style-name="P33"><text:s text:c="20"/>+ "endPoint TEXT NOT NULL,"</text:p>
      <text:p text:style-name="P33"><text:s text:c="20"/>+ "startTimestamp TEXT NOT NULL,"</text:p>
      <text:p text:style-name="P33"><text:s text:c="20"/>+ "startAddress TEXT NOT NULL,"</text:p>
      <text:p text:style-name="P33"><text:s text:c="20"/>+ "generalArea TEXT,"</text:p>
      <text:p text:style-name="P33"><text:s text:c="20"/>+ "FOREIGN KEY (id) REFERENCES users(id) ON DELETE CASCADE"</text:p>
      <text:p text:style-name="P33"><text:s text:c="19"/></text:p>
      <text:p text:style-name="P33"><text:s text:c="11"/>fromRoutes</text:p>
      <text:p text:style-name="P33"><text:s text:c="20"/>+ "id TEXT PRIMARY KEY,"</text:p>
      <text:p text:style-name="P33"><text:s text:c="20"/>+ "startPoint TEXT NOT NULL,"</text:p>
      <text:p text:style-name="P33"><text:s text:c="20"/>+ "endPoint TEXT NOT NULL,"</text:p>
      <text:p text:style-name="P33"><text:s text:c="20"/>+ "startTimestamp TEXT NOT NULL,"</text:p>
      <text:p text:style-name="P33"><text:s text:c="20"/>+ "endAddress TEXT NOT NULL,"</text:p>
      <text:p text:style-name="P33"><text:s text:c="20"/>+ "generalArea TEXT,"</text:p>
      <text:p text:style-name="P33"><text:s text:c="20"/>+ "FOREIGN KEY (id) REFERENCES users(id) ON DELETE CASCADE"</text:p>
      <text:p text:style-name="P33"><text:s text:c="9"/></text:p>
      <text:p text:style-name="P33"><text:s text:c="11"/>connectRequests</text:p>
      <text:p text:style-name="P33"><text:s text:c="20"/>+ "userId TEXT PRIMARY KEY,"</text:p>
      <text:p text:style-name="P33"><text:s text:c="20"/>+ "requesters TEXT DEFAULT ''" // Stores comma-separated user IDs</text:p>
      <text:p text:style-name="P33"><text:s text:c="4"/></text:p>
      <text:p text:style-name="P33"><text:s text:c="10"/>connections </text:p>
      <text:p text:style-name="P33"><text:s text:c="20"/>+ "userId TEXT NOT NULL,"</text:p>
      <text:p text:style-name="P33"><text:s text:c="20"/>+ "connectedUserId TEXT NOT NULL,"</text:p>
      <text:p text:style-name="P33"><text:s text:c="20"/>+ "PRIMARY KEY (userId, connectedUserId)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1:31:39.925823416</meta:creation-date>
    <meta:generator>LibreOffice/24.8.6.2$Windows_X86_64 LibreOffice_project/6d98ba145e9a8a39fc57bcc76981d1fb1316c60c</meta:generator>
    <dc:date>2025-06-01T15:31:20.750000000</dc:date>
    <meta:editing-duration>PT5H29M31S</meta:editing-duration>
    <meta:editing-cycles>35</meta:editing-cycles>
    <meta:document-statistic meta:table-count="0" meta:image-count="0" meta:object-count="0" meta:page-count="3" meta:paragraph-count="111" meta:word-count="454" meta:character-count="3664" meta:non-whitespace-character-count="2656"/>
  </office:meta>
</office:document-meta>
</file>